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D2000047AF000023D8E16FCF95A2FE7AF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Arial" svg:font-family="Arial" style:font-family-generic="swiss" style:font-pitch="variable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35cm" svg:height="9.175cm" svg:x="0.95cm" svg:y="0.687cm">
          <draw:image xlink:href="Pictures/200000D2000047AF000023D8E16FCF95A2FE7AF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Arial" svg:font-family="Arial" style:font-family-generic="swiss" style:font-pitch="variable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0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4T08:23:49.990247400</meta:creation-date>
    <dc:date>2016-05-02T12:14:27.875066973</dc:date>
    <meta:editing-duration>PT23M2S</meta:editing-duration>
    <meta:editing-cycles>6</meta:editing-cycles>
    <meta:generator>LibreOffice/5.1.2.2.0$Linux_X86_64 LibreOffice_project/10m0$Build-2</meta:generator>
    <meta:document-statistic meta:object-count="1"/>
  </office:meta>
</office:document-meta>
</file>